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1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2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3" style:family="graphic" style:parent-style-name="measure">
      <style:graphic-properties fo:min-height="0.96cm"/>
      <style:paragraph-properties style:writing-mode="lr-tb"/>
    </style:style>
    <style:style style:name="gr64" style:family="graphic" style:parent-style-name="measure">
      <style:graphic-properties fo:min-height="0.949cm"/>
      <style:paragraph-properties style:writing-mode="lr-tb"/>
    </style:style>
    <style:style style:name="gr65" style:family="graphic" style:parent-style-name="measure">
      <style:graphic-properties fo:min-height="0.969cm"/>
      <style:paragraph-properties style:writing-mode="lr-tb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68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0" style:family="paragraph">
      <loext:graphic-properties draw:fill-color="#ed1c24"/>
      <style:paragraph-properties fo:text-align="center" style:writing-mode="lr-tb"/>
      <style:text-properties fo:font-weight="bold"/>
    </style:style>
    <style:style style:name="P31" style:family="paragraph">
      <loext:graphic-properties draw:fill-color="#b4c7dc"/>
      <style:paragraph-properties fo:text-align="center"/>
    </style:style>
    <style:style style:name="P32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06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69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9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69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9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9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9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3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4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7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8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8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8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6" draw:text-style-name="P30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1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6" draw:text-style-name="P30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59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59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0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59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2-14T20:44:17.114000000</dc:date>
    <meta:editing-duration>PT14H50M50S</meta:editing-duration>
    <meta:editing-cycles>131</meta:editing-cycles>
    <meta:generator>LibreOffice/7.3.5.2$Windows_X86_64 LibreOffice_project/184fe81b8c8c30d8b5082578aee2fed2ea847c01</meta:generator>
    <meta:document-statistic meta:object-count="541"/>
  </office:meta>
</office:document-meta>
</file>